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0625in" fo:margin-left="-0.0417in" fo:margin-top="0in" fo:margin-bottom="0in" table:align="left"/>
    </style:style>
    <style:style style:name="Table1.A" style:family="table-column">
      <style:table-column-properties style:column-width="1.3965in"/>
    </style:style>
    <style:style style:name="Table1.B" style:family="table-column">
      <style:table-column-properties style:column-width="1.7285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937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7.0625in" fo:margin-left="-0.0417in" fo:margin-top="0in" fo:margin-bottom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1.937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6pt" officeooo:rsid="000a6e55" officeooo:paragraph-rsid="000a6e5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a6e55" officeooo:paragraph-rsid="000a6e55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6e55" officeooo:paragraph-rsid="000a6e55" style:font-size-asian="10.5pt" style:font-size-complex="12pt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/>
      <style:text-properties fo:font-size="16pt" officeooo:rsid="000a6e55" officeooo:paragraph-rsid="000a6e55" style:font-size-asian="14pt" style:font-size-complex="16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rm</text:p>
      <text:p text:style-name="P2">Balance sheet</text:p>
      <text:p text:style-name="P2">End of the year 2022</text:p>
      <text:p text:style-name="P2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total assets</text:p>
          </table:table-cell>
          <table:table-cell table:style-name="Table1.A1" office:value-type="string">
            <text:p text:style-name="P6">815350</text:p>
          </table:table-cell>
          <table:table-cell table:style-name="Table1.A1" office:value-type="string">
            <text:p text:style-name="P1">current ratio</text:p>
          </table:table-cell>
          <table:table-cell table:style-name="Table1.A1" office:value-type="string">
            <text:p text:style-name="P6">3.33</text:p>
          </table:table-cell>
        </table:table-row>
        <table:table-row table:style-name="Table1.1">
          <table:table-cell table:style-name="Table1.A1" office:value-type="string">
            <text:p text:style-name="P5">total liabilities</text:p>
          </table:table-cell>
          <table:table-cell table:style-name="Table1.A1" office:value-type="string">
            <text:p text:style-name="P6">83000</text:p>
          </table:table-cell>
          <table:table-cell table:style-name="Table1.A1" office:value-type="string">
            <text:p text:style-name="P1">debt ratio</text:p>
          </table:table-cell>
          <table:table-cell table:style-name="Table1.A1" office:value-type="string">
            <text:p text:style-name="P6">10.18%</text:p>
          </table:table-cell>
        </table:table-row>
        <table:table-row table:style-name="Table1.1">
          <table:table-cell table:style-name="Table1.A1" office:value-type="string">
            <text:p text:style-name="P5">shareholders equity </text:p>
          </table:table-cell>
          <table:table-cell table:style-name="Table1.A1" office:value-type="string">
            <text:p text:style-name="P6">732350</text:p>
          </table:table-cell>
          <table:table-cell table:style-name="Table1.A1" office:value-type="string">
            <text:p text:style-name="P1">shareholders ratio</text:p>
          </table:table-cell>
          <table:table-cell table:style-name="Table1.A1" office:value-type="string">
            <text:p text:style-name="P6">89.82%</text:p>
          </table:table-cell>
        </table:table-row>
      </table:table>
      <text:p text:style-name="Standard"/>
      <text:p text:style-name="P2">Farm</text:p>
      <text:p text:style-name="P2">Income statement</text:p>
      <text:p text:style-name="P2">2023/01/01 to 2023/01/31</text:p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total revenue</text:p>
          </table:table-cell>
          <table:table-cell table:style-name="Table2.A1" office:value-type="string">
            <text:p text:style-name="P1">total expenses</text:p>
          </table:table-cell>
          <table:table-cell table:style-name="Table2.A1" office:value-type="string">
            <text:p text:style-name="P1">dividend</text:p>
          </table:table-cell>
        </table:table-row>
        <table:table-row table:style-name="Table2.1">
          <table:table-cell table:style-name="Table2.A1" office:value-type="string">
            <text:p text:style-name="P1">51800</text:p>
          </table:table-cell>
          <table:table-cell table:style-name="Table2.A1" office:value-type="string">
            <text:p text:style-name="P1">23195</text:p>
          </table:table-cell>
          <table:table-cell table:style-name="Table2.A1" office:value-type="string">
            <text:p text:style-name="P1">28605</text:p>
          </table:table-cell>
        </table:table-row>
      </table:table>
      <text:p text:style-name="Standard"/>
      <text:p text:style-name="P3"><draw:frame draw:style-name="fr1" draw:name="Object1" text:anchor-type="char" svg:x="0.3429in" svg:y="0.0583in" svg:width="6.2992in" svg:height="3.5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5:24:57.426645062</meta:creation-date>
    <dc:date>2023-02-05T18:32:44.747592634</dc:date>
    <meta:editing-duration>PT29M16S</meta:editing-duration>
    <meta:editing-cycles>5</meta:editing-cycles>
    <meta:generator>LibreOffice/7.3.5.2$Linux_X86_64 LibreOffice_project/30$Build-2</meta:generator>
    <meta:document-statistic meta:table-count="2" meta:image-count="0" meta:object-count="1" meta:page-count="1" meta:paragraph-count="24" meta:word-count="40" meta:character-count="254" meta:non-whitespace-character-count="23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a933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" xlink:type="simple" chart:class="chart:circle" chart:style-name="ch1">
        <chart:title svg:x="6.183cm" svg:y="0.316cm" chart:style-name="ch2">
          <text:p>profit &amp; expenses</text:p>
        </chart:title>
        <chart:legend chart:legend-position="end" svg:x="12.995cm" svg:y="3.955cm" style:legend-expansion="high" chart:style-name="ch3"/>
        <chart:plot-area chart:style-name="ch4" chart:data-source-has-labels="both" svg:x="0.319cm" svg:y="1.275cm" svg:width="12.357cm" svg:height="7.5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19cm" svg:y="1.343cm" svg:width="12.357cm" svg:height="7.41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local-table.$B$2:.$C$2" chart:label-cell-address="local-table.$A$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expenses</text:p>
              </table:table-cell>
              <table:table-cell office:value-type="string">
                <text:p>dividend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</table:table-cell>
              <table:table-cell office:value-type="float" office:value="23195">
                <text:p>23195</text:p>
              </table:table-cell>
              <table:table-cell office:value-type="float" office:value="28605">
                <text:p>28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